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03H39M02.488051S" calcext:value-type="time">
            <text:p>1503:39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4H15M24.72S" calcext:value-type="time">
            <text:p>04:15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0H00M30.278S" calcext:value-type="time">
            <text:p>2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2">
          <table:table-cell table:style-name="ce86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1" table:number-rows-repeated="4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4">00/00/0000</text:date>, <text:time style:data-style-name="N2" text:time-value="07:52:53.73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04T14:40:28.620000000</dc:date>
    <meta:editing-duration>P67DT1H33M36S</meta:editing-duration>
    <meta:editing-cycles>1768</meta:editing-cycles>
    <meta:generator>LibreOffice/7.2.6.2$Windows_X86_64 LibreOffice_project/b0ec3a565991f7569a5a7f5d24fed7f52653d754</meta:generator>
    <dc:creator>Benjamin Laws</dc:creator>
    <meta:document-statistic meta:table-count="2" meta:cell-count="2092" meta:object-count="0"/>
  </office:meta>
</office:document-meta>
</file>